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9b06" officeooo:paragraph-rsid="001b9b06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officeooo:paragraph-rsid="001b9b06" style:font-size-asian="18pt" style:font-style-asian="normal" style:font-weight-asian="normal" style:font-size-complex="18pt"/>
    </style:style>
    <style:style style:name="P4" style:family="paragraph" style:parent-style-name="Standard">
      <style:text-properties officeooo:paragraph-rsid="001d20cc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9b06" officeooo:paragraph-rsid="001b9b06" style:font-style-asian="normal" style:font-weight-asian="normal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e0fcd" officeooo:paragraph-rsid="001e0fc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9b06"/>
    </style:style>
    <style:style style:name="T4" style:family="text">
      <style:text-properties officeooo:rsid="001d20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he People’s Assembly, convening on the <text:span text:style-name="T4">27th</text:span> of <text:span text:style-name="T4">June</text:span> 202<text:span text:style-name="T3">3</text:span> under the <text:span text:style-name="T4">31st</text:span> PA Meeting.</text:p>
      <text:p text:style-name="P1"/>
      <text:p text:style-name="P1">The Assembly, recognising the current situation,</text:p>
      <text:p text:style-name="P1"/>
      <text:p text:style-name="P2">Constitutes the need to make the nether functional for travel and nice.</text:p>
      <text:p text:style-name="P2">To have at least one main tunnel (north-south, can also add one east-west) that is big enough for flying with a somewhat standardized design that we vote on. Everyone can connect their portal to the main tunnel.</text:p>
      <text:p text:style-name="P6">The idea is to build this directly under the netherroof, and for it to be a community effort.</text:p>
      <text:p text:style-name="P6">The design is to be decided in a contest lead by lemongrassjam.</text:p>
      <text:p text:style-name="P1"/>
      <text:p text:style-name="P1">And proceeds.</text:p>
      <text:p text:style-name="P1"/>
      <text:p text:style-name="P1">Signed by,</text:p>
      <text:p text:style-name="P2">lemongrassjam</text:p>
      <text:p text:style-name="P2">FVerndari</text:p>
      <text:p text:style-name="P2">Comradedoggo_23</text:p>
      <text:p text:style-name="P2">Emeralda_axe7</text:p>
      <text:p text:style-name="P1"/>
      <text:p text:style-name="P1"/>
      <text:p text:style-name="P1"/>
      <text:p text:style-name="P4"><text:span text:style-name="T1">[</text:span><text:span text:style-name="T2">Motion 31-1: To make the nether functional for travel and nice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6-28T22:00:52.564174197</dc:date>
    <meta:editing-duration>PT4M35S</meta:editing-duration>
    <meta:editing-cycles>9</meta:editing-cycles>
    <meta:generator>LibreOffice/7.5.4.2$Linux_X86_64 LibreOffice_project/f5df176c80caea84288e6d2ddbbc413e4968a422</meta:generator>
    <meta:document-statistic meta:table-count="0" meta:image-count="0" meta:object-count="0" meta:page-count="1" meta:paragraph-count="13" meta:word-count="119" meta:character-count="707" meta:non-whitespace-character-count="601"/>
  </office:meta>
</office:document-meta>
</file>